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03ae27" officeooo:paragraph-rsid="0003ae27" style:font-size-asian="10pt" style:font-size-complex="10pt"/>
    </style:style>
    <style:style style:name="P2" style:family="paragraph" style:parent-style-name="Standard">
      <style:text-properties style:font-name="Courier New" fo:font-size="10pt" style:text-underline-style="none" officeooo:rsid="0003ae27" officeooo:paragraph-rsid="0003ae27" style:font-size-asian="10pt" style:font-size-complex="10pt"/>
    </style:style>
    <style:style style:name="P3" style:family="paragraph" style:parent-style-name="Standard">
      <style:text-properties style:font-name="Courier New" fo:font-size="10pt" fo:font-weight="bold" officeooo:rsid="0003ae27" officeooo:paragraph-rsid="0003ae27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style:text-underline-style="none" fo:font-weight="normal" officeooo:rsid="0003ae27" officeooo:paragraph-rsid="0003ae27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style:text-underline-style="none" fo:font-weight="bold" officeooo:rsid="0005a98d" officeooo:paragraph-rsid="0005a98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style:text-underline-style="none" fo:font-weight="normal" officeooo:rsid="0005a98d" officeooo:paragraph-rsid="0005a98d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text-underline-style="none" fo:font-weight="normal" officeooo:rsid="0005a98d" officeooo:paragraph-rsid="0005a98d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05a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</text:p>
      <text:p text:style-name="P1">Jhonal Roca</text:p>
      <text:p text:style-name="P1">Bases de Datos - Modelo Relacional</text:p>
      <text:p text:style-name="P1"/>
      <text:p text:style-name="P2"/>
      <text:p text:style-name="P3">Ejercicio 1:</text:p>
      <text:p text:style-name="P1"/>
      <text:p text:style-name="P1">Vehiculo (<text:span text:style-name="T1">#id</text:span>, <text:span text:style-name="T2">matricula</text:span>, n_<text:span text:style-name="T2">bastidor-*</text:span>, fecha_matricula, modelo, marca, cilindrada-*, motor, color-*, antiguedad-d)</text:p>
      <text:p text:style-name="P1"/>
      <text:p text:style-name="P1"/>
      <text:p text:style-name="P3">Ejercicio 2:</text:p>
      <text:p text:style-name="P1"/>
      <text:p text:style-name="P1">Libro (<text:span text:style-name="T1">#id</text:span><text:span text:style-name="T3">, </text:span><text:span text:style-name="T4">isbn</text:span><text:span text:style-name="T3">, titulo, paginas-*</text:span>)</text:p>
      <text:p text:style-name="P1"/>
      <text:p text:style-name="P1"><text:span text:style-name="T3">Ediciones(</text:span><text:span text:style-name="T1">#id_libro, #ediciones</text:span><text:span text:style-name="T3">)</text:span></text:p>
      <text:p text:style-name="P4"><text:tab/>id_libro → libro <text:span text:style-name="T5">(MC:BC)</text:span></text:p>
      <text:p text:style-name="P4"/>
      <text:p text:style-name="P4"/>
      <text:p text:style-name="P5">Ejercicio 3:</text:p>
      <text:p text:style-name="P6"/>
      <text:p text:style-name="P6">Articulo (<text:span text:style-name="T1">#id</text:span>, decripcion, fechaFab, fechaCad-d, duracion)</text:p>
      <text:p text:style-name="P6"/>
      <text:p text:style-name="P6">Precios (<text:span text:style-name="T1">#id_articulo, #precios</text:span>)</text:p>
      <text:p text:style-name="P6"><text:tab/>id_articulo → Artidulos (MC:BC)</text:p>
      <text:p text:style-name="P6"/>
      <text:p text:style-name="P6"/>
      <text:p text:style-name="P5">Ejercicio 4:</text:p>
      <text:p text:style-name="P6"/>
      <text:p text:style-name="P6">Cliente (#id, dni, nombre, fechaNac, edad-d*, direccion)</text:p>
      <text:p text:style-name="P6"/>
      <text:p text:style-name="P6">Email (<text:span text:style-name="T1">#id_clientes, #email</text:span>)</text:p>
      <text:p text:style-name="P6"><text:tab/>id_cliente → Clientes (MC:BC)</text:p>
      <text:p text:style-name="P6"/>
      <text:p text:style-name="P6">Telefono (<text:span text:style-name="T1">#id_clientes, #telefono</text:span>)</text:p>
      <text:p text:style-name="P6"><text:tab/>id_clientes →Clientes (MC:BC)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9:32:47.669942800</meta:creation-date>
    <dc:date>2025-11-19T09:54:14.687887200</dc:date>
    <meta:editing-duration>PT10M9S</meta:editing-duration>
    <meta:editing-cycles>1</meta:editing-cycles>
    <meta:document-statistic meta:table-count="0" meta:image-count="0" meta:object-count="0" meta:page-count="1" meta:paragraph-count="19" meta:word-count="73" meta:character-count="614" meta:non-whitespace-character-count="556"/>
    <meta:generator>LibreOffice/25.8.2.2$Windows_X86_64 LibreOffice_project/d401f2107ccab8f924a8e2df40f573aab7605b6f</meta:generator>
  </office:meta>
</office:document-meta>
</file>